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26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cm" svg:height="1.7cm" svg:x="6.4cm" svg:y="2.6cm">
          <text:p text:style-name="P1">登录券商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1.7cm" svg:x="6.323cm" svg:y="5.494cm">
          <text:p text:style-name="P1">初始化log系统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1" draw:layer="layout" svg:width="5.2cm" svg:height="8.3cm" svg:x="13.9cm" svg:y="14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9cm" svg:height="1.092cm" svg:x="14.6cm" svg:y="16.766cm">
            <text:p text:style-name="P1">Module1<text:tab/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9cm" svg:height="1.092cm" svg:x="14.6cm" svg:y="18.44cm">
            <text:p text:style-name="P1">Module2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9cm" svg:height="1.092cm" svg:x="14.7cm" svg:y="21.134cm">
            <text:p text:style-name="P1">ModuleX<text:tab/></text:p>
            <draw:enhanced-geometry svg:viewBox="0 0 21600 21600" draw:type="rectangle" draw:enhanced-path="M 0 0 L 21600 0 21600 21600 0 21600 0 0 Z N"/>
          </draw:custom-shape>
          <draw:frame draw:style-name="gr4" draw:layer="layout" svg:width="3.042cm" svg:height="1.093cm" svg:x="15cm" svg:y="15.382cm">
            <draw:text-box>
              <text:p>用户策略</text:p>
            </draw:text-box>
          </draw:frame>
        </draw:g>
        <draw:custom-shape draw:style-name="gr1" draw:text-style-name="P1" xml:id="id2" draw:id="id2" draw:layer="layout" svg:width="8.9cm" svg:height="4.3cm" svg:x="5.2cm" svg:y="8.3cm">
          <text:p text:style-name="P1">载入用户策略</text:p>
          <text:p text:style-name="P1">(收集用户策略关注的标的</text:p>
          <text:p text:style-name="P1">并将标的加入报价系统</text:p>
          <text:p text:style-name="P1">关注列表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cm" svg:y1="4.3cm" svg:x2="9.3cm" svg:y2="5.6cm">
          <text:p/>
        </draw:line>
        <draw:line draw:style-name="gr5" draw:text-style-name="P1" draw:layer="layout" svg:x1="9.3cm" svg:y1="7.2cm" svg:x2="9.3cm" svg:y2="8.4cm">
          <text:p/>
        </draw:line>
        <draw:connector draw:style-name="gr5" draw:text-style-name="P1" draw:layer="layout" svg:x1="16.5cm" svg:y1="14.8cm" svg:x2="14.1cm" svg:y2="10.45cm" draw:start-shape="id1" draw:start-glue-point="0" draw:end-shape="id2" draw:end-glue-point="1" svg:d="M16500 14800v-4350h-2400" svg:viewBox="0 0 2401 4351">
          <text:p/>
        </draw:connector>
        <draw:custom-shape draw:style-name="gr3" draw:text-style-name="P1" xml:id="id3" draw:id="id3" draw:layer="layout" svg:width="7.8cm" svg:height="5.5cm" svg:x="0.8cm" svg:y="15cm">
          <text:p text:style-name="P1">询价系统</text:p>
          <text:p text:style-name="P1">定期获取关注列表中的</text:p>
          <text:p text:style-name="P1">标的物报价信息,</text:p>
          <text:p text:style-name="P1">并将该信息反馈给</text:p>
          <text:p text:style-name="P1">用户策略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2cm" svg:y1="10.45cm" svg:x2="4.7cm" svg:y2="15cm" draw:start-shape="id2" draw:start-glue-point="3" draw:end-shape="id3" draw:end-glue-point="0" svg:d="M5200 10450h-501v3350h1v1200" svg:viewBox="0 0 502 4551">
          <text:p/>
        </draw:connector>
        <draw:frame draw:style-name="gr6" draw:text-style-name="P2" draw:layer="layout" svg:width="5.095cm" svg:height="1.466cm" svg:x="14.4cm" svg:y="1.9cm">
          <draw:text-box>
            <text:p text:style-name="P2">初始化阶段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09:50:43.560058477</meta:creation-date>
    <dc:date>2016-05-08T10:09:57.386413576</dc:date>
    <meta:editing-duration>PT2M42S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